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235.5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10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1.26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75.74pt" fo:break-before="auto" style:use-optimal-row-height="false"/>
    </style:style>
    <style:style style:name="ro10" style:family="table-row">
      <style:table-row-properties style:row-height="75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7.74pt" fo:break-before="auto" style:use-optimal-row-height="false"/>
    </style:style>
    <style:style style:name="ro13" style:family="table-row">
      <style:table-row-properties style:row-height="23.95pt" fo:break-before="auto" style:use-optimal-row-height="tru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45.01pt" fo:break-before="auto" style:use-optimal-row-height="false"/>
    </style:style>
    <style:style style:name="ro16" style:family="table-row">
      <style:table-row-properties style:row-height="46.4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15pt" fo:break-before="auto" style:use-optimal-row-height="false"/>
    </style:style>
    <style:style style:name="ro20" style:family="table-row">
      <style:table-row-properties style:row-height="28.49pt" fo:break-before="auto" style:use-optimal-row-height="false"/>
    </style:style>
    <style:style style:name="ro21" style:family="table-row">
      <style:table-row-properties style:row-height="54pt" fo:break-before="auto" style:use-optimal-row-height="false"/>
    </style:style>
    <style:style style:name="ro22" style:family="table-row">
      <style:table-row-properties style:row-height="31.49pt" fo:break-before="auto" style:use-optimal-row-height="false"/>
    </style:style>
    <style:style style:name="ro23" style:family="table-row">
      <style:table-row-properties style:row-height="66.76pt" fo:break-before="auto" style:use-optimal-row-height="false"/>
    </style:style>
    <style:style style:name="ro24" style:family="table-row">
      <style:table-row-properties style:row-height="52.5pt" fo:break-before="auto" style:use-optimal-row-height="false"/>
    </style:style>
    <style:style style:name="ro25" style:family="table-row">
      <style:table-row-properties style:row-height="105pt" fo:break-before="auto" style:use-optimal-row-height="false"/>
    </style:style>
    <style:style style:name="ro26" style:family="table-row">
      <style:table-row-properties style:row-height="60.75pt" fo:break-before="auto" style:use-optimal-row-height="false"/>
    </style:style>
    <style:style style:name="ro27" style:family="table-row">
      <style:table-row-properties style:row-height="63.01pt" fo:break-before="auto" style:use-optimal-row-height="false"/>
    </style:style>
    <style:style style:name="ro28" style:family="table-row">
      <style:table-row-properties style:row-height="61.51pt" fo:break-before="auto" style:use-optimal-row-height="false"/>
    </style:style>
    <style:style style:name="ro29" style:family="table-row">
      <style:table-row-properties style:row-height="69pt" fo:break-before="auto" style:use-optimal-row-height="false"/>
    </style:style>
    <style:style style:name="ro30" style:family="table-row">
      <style:table-row-properties style:row-height="41.24pt" fo:break-before="auto" style:use-optimal-row-height="false"/>
    </style:style>
    <style:style style:name="ro31" style:family="table-row">
      <style:table-row-properties style:row-height="34.5pt" fo:break-before="auto" style:use-optimal-row-height="false"/>
    </style:style>
    <style:style style:name="ro32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fdfd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fdfd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2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2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43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44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Fűtőfilm.C34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Fűtőfilm.C53"/>
    </style:style>
    <style:style style:name="ce5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4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Fűtőfilm.C65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4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6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Fűtőfilm.C53"/>
    </style:style>
    <style:style style:name="ce7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Fűtőfilm.C65"/>
    </style:style>
    <style:style style:name="ce7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7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9" style:family="table-cell" style:parent-style-name="Default" style:data-style-name="N127">
      <style:table-cell-properties fo:border-bottom="none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0" style:family="table-cell" style:parent-style-name="Default" style:data-style-name="N127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4" style:family="table-cell" style:parent-style-name="Default" style:data-style-name="N128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Fűtőfilm.F19"/>
    </style:style>
    <style:style style:name="ce85" style:family="table-cell" style:parent-style-name="Default" style:data-style-name="N129">
      <style:table-cell-properties fo:background-color="#ffffff" style:cell-protect="protected formula-hidden" style:print-content="true" style:diagonal-bl-tr="0.06pt solid #000000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28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Fűtőfilm.F21"/>
    </style:style>
    <style:style style:name="ce87" style:family="table-cell" style:parent-style-name="Default" style:data-style-name="N129">
      <style:table-cell-properties fo:border-bottom="1.7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8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89" style:family="table-cell" style:parent-style-name="Default" style:data-style-name="N130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90" style:family="table-cell" style:parent-style-name="Default" style:data-style-name="N130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91" style:family="table-cell" style:parent-style-name="Default" style:data-style-name="N130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92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02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03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04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05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06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3">
      <style:table-cell-properties fo:border-bottom="0.0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3">
      <style:table-cell-properties fo:border-bottom="1.7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29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Fűtőfilm.H38"/>
    </style:style>
    <style:style style:name="ce117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Fűtőfilm.H38"/>
    </style:style>
    <style:style style:name="ce118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Fűtőfilm.H38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</style:style>
    <style:style style:name="ce1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"/>
    </style:style>
  </office:automatic-styles>
  <office:body>
    <office:spreadsheet>
      <table:calculation-settings table:automatic-find-labels="false"/>
      <table:content-validations>
        <table:content-validation table:name="val1" table:base-cell-address="Fűtőfilm.B12">
          <table:help-message table:display="true">
            <text:p>Rövid, tömör leírást kérünk adni a projekt megvalósításához szükséges engedélyekről. </text:p>
          </table:help-message>
          <table:error-message table:message-type="stop" table:display="true"/>
        </table:content-validation>
        <table:content-validation table:name="val2" table:base-cell-address="Fűtőfilm.C53">
          <table:help-message table:display="true">
            <text:p>Helység és dátum megadása.</text:p>
          </table:help-message>
          <table:error-message table:message-type="stop" table:display="true"/>
        </table:content-validation>
        <table:content-validation table:name="val3" table:base-cell-address="Fűtőfilm.C54">
          <table:help-message table:display="true">
            <text:p>Adja meg a helyet és a dátumot.</text:p>
          </table:help-message>
          <table:error-message table:message-type="stop" table:display="true"/>
        </table:content-validation>
        <table:content-validation table:name="val4" table:base-cell-address="Fűtőfilm.D5">
          <table:help-message table:display="false">
            <text:p>(Feltételes) Vállalkozási Szerződésekkel összhangban szükséges megadni a kivitelezést végző cég nevét. </text:p>
          </table:help-message>
          <table:error-message table:message-type="stop" table:display="true"/>
        </table:content-validation>
        <table:content-validation table:name="val5" table:base-cell-address="Fűtőfilm.D7">
          <table:help-message table:display="false">
            <text:p>A hitelkérelemben megadott adatokkal összhangban szükséges megadni.</text:p>
          </table:help-message>
          <table:error-message table:message-type="stop" table:display="true"/>
        </table:content-validation>
        <table:content-validation table:name="val6" table:condition="of:cell-content-is-in-list(&quot;Igen&quot;;&quot;Nem&quot;)" table:allow-empty-cell="true" table:display-list="unsorted" table:base-cell-address="Fűtőfilm.D19">
          <table:error-message table:message-type="stop" table:display="true"/>
        </table:content-validation>
        <table:content-validation table:name="val7" table:base-cell-address="Fűtőfilm.E19">
          <table:error-message table:message-type="stop" table:display="true"/>
        </table:content-validation>
        <table:content-validation table:name="val8" table:base-cell-address="Fűtőfilm.F19">
          <table:help-message table:display="true">
            <text:p>A légbevezetés miatt külön méretet nem kell megadni, a vonatkozó nyílászáró vagy bejárati ajtó méretét kell alapul venni. Pl. egy 3 m2-es ajtó és egy ahhoz beépített légbevezető esetében a beruházás mérete 3 m2.</text:p>
          </table:help-message>
          <table:error-message table:message-type="stop" table:display="true"/>
        </table:content-validation>
        <table:content-validation table:name="val9" table:condition="of:cell-content-is-in-list(&quot;Igen&quot;;&quot;Nem&quot;)" table:allow-empty-cell="true" table:display-list="unsorted" table:base-cell-address="Fűtőfilm.H3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  <table:content-validation table:name="val10" table:condition="of:cell-content-is-in-list(&quot;Igen&quot;;&quot;Nem&quot;;&quot;Nem releváns&quot;)" table:allow-empty-cell="true" table:display-list="unsorted" table:base-cell-address="Fűtőfilm.H4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</table:content-validations>
      <table:table table:name="Fűtőfil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1" table:number-columns-repeated="2"/>
          <table:table-cell table:style-name="ce123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2" table:number-columns-repeated="2"/>
          <table:table-cell table:style-name="ce124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2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BVF Fűtési Megoldások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1173 Budapest, Gyurgyalag u 23.,, ASZ 10438925-2-42</text:p>
          </table:table-cell>
          <table:covered-table-cell table:number-columns-repeated="4" table:style-name="ce60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0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0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1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3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21" table:content-validation-name="val1" table:number-columns-spanned="7" table:number-rows-spanned="2"/>
          <table:covered-table-cell table:number-columns-repeated="6" table:style-name="ce42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22" table:content-validation-name="val1"/>
          <table:covered-table-cell table:number-columns-repeated="6" table:style-name="ce43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2" office:value-type="string" calcext:value-type="string">
            <text:p>Engedélyhez kötött?</text:p>
          </table:table-cell>
          <table:table-cell table:style-name="ce62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2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84" table:content-validation-name="val8"/>
          <table:table-cell table:style-name="ce101" office:value-type="string" calcext:value-type="string">
            <text:p>-</text:p>
          </table:table-cell>
          <table:table-cell table:style-name="ce106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13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4" table:content-validation-name="val6"/>
          <table:table-cell table:style-name="ce75" table:content-validation-name="val7"/>
          <table:table-cell table:style-name="ce85" table:content-validation-name="val7"/>
          <table:table-cell table:style-name="ce102"/>
          <table:table-cell table:style-name="ce107" table:content-validation-name="val7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6" table:content-validation-name="val7"/>
          <table:table-cell table:style-name="ce86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5" table:content-validation-name="val6" office:value-type="string" calcext:value-type="string">
            <text:p>Nem</text:p>
          </table:table-cell>
          <table:table-cell table:style-name="ce76" table:content-validation-name="val7"/>
          <table:table-cell table:style-name="ce85" table:content-validation-name="val7"/>
          <table:table-cell table:style-name="ce102"/>
          <table:table-cell table:style-name="ce109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6" table:content-validation-name="val6"/>
          <table:table-cell table:style-name="ce77" table:content-validation-name="val7"/>
          <table:table-cell table:style-name="ce87" table:content-validation-name="val7"/>
          <table:table-cell table:style-name="ce104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88" table:content-validation-name="val7"/>
          <table:table-cell table:style-name="ce101" office:value-type="string" calcext:value-type="string">
            <text:p>-</text:p>
          </table:table-cell>
          <table:table-cell table:style-name="ce106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5" table:content-validation-name="val6"/>
          <table:table-cell table:style-name="ce78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7" table:content-validation-name="val6"/>
          <table:table-cell table:style-name="ce79" table:content-validation-name="val7"/>
          <table:table-cell table:style-name="ce90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6" table:content-validation-name="val6"/>
          <table:table-cell table:style-name="ce80" table:content-validation-name="val7"/>
          <table:table-cell table:style-name="ce91" table:content-validation-name="val7"/>
          <table:table-cell table:style-name="ce105" office:value-type="string" calcext:value-type="string">
            <text:p>-</text:p>
          </table:table-cell>
          <table:table-cell table:style-name="ce111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2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4"/>
          <table:table-cell table:style-name="ce49"/>
          <table:table-cell table:style-name="ce68" office:value-type="string" calcext:value-type="string" table:number-columns-spanned="2" table:number-rows-spanned="1">
            <text:p>(teljes név) a(z) 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BVF Fűtési Megoldások Kft.</text:p>
          </table:table-cell>
          <table:covered-table-cell table:style-name="ce9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covered-table-cell table:number-columns-repeated="5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5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6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118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118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118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19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2" table:content-validation-name="val2" office:value-type="string" calcext:value-type="string" table:number-columns-spanned="3" table:number-rows-spanned="1">
            <text:p>Budapest, 2013.02.</text:p>
          </table:table-cell>
          <table:covered-table-cell table:style-name="ce69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table:number-columns-spanned="3" table:number-rows-spanned="1"/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BVF Fűtési Megoldások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5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5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0"/>
          <table:table-cell table:style-name="ce9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1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0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2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6" table:content-validation-name="val2" office:value-type="string" calcext:value-type="string" table:number-columns-spanned="3" table:number-rows-spanned="1">
            <text:p>Budapest, 2018.02.</text:p>
          </table:table-cell>
          <table:covered-table-cell table:style-name="ce71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96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2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2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0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űtőfilm.C65:Fűtőfilm.D65">
            <calcext:condition calcext:apply-style-name="ConditionalStyle_2" calcext:value="formula-is(COUNTA([.C65])=1)" calcext:base-cell-address=""/>
          </calcext:conditional-format>
          <calcext:conditional-format calcext:target-range-address="Fűtőfilm.C53:Fűtőfilm.D53">
            <calcext:condition calcext:apply-style-name="ConditionalStyle_3" calcext:value="formula-is(COUNTA([.C53])=1)" calcext:base-cell-address=""/>
          </calcext:conditional-format>
          <calcext:conditional-format calcext:target-range-address="Fűtőfilm.H38:Fűtőfilm.H50">
            <calcext:condition calcext:apply-style-name="ConditionalStyle_4" calcext:value="formula-is([.$H38]=&quot;Nem&quot;)" calcext:base-cell-address=""/>
          </calcext:conditional-format>
          <calcext:conditional-format calcext:target-range-address="Fűtőfilm.H38:Fűtőfilm.H50">
            <calcext:condition calcext:apply-style-name="ConditionalStyle_5" calcext:value="formula-is(COUNTA([.$H38])=1)" calcext:base-cell-address=""/>
          </calcext:conditional-format>
          <calcext:conditional-format calcext:target-range-address="Fűtőfilm.B12:Fűtőfilm.H13">
            <calcext:condition calcext:apply-style-name="ConditionalStyle_6" calcext:value="formula-is(COUNTA([.$B$12])=1)" calcext:base-cell-address=""/>
          </calcext:conditional-format>
          <calcext:conditional-format calcext:target-range-address="Fűtőfilm.F24:Fűtőfilm.F29">
            <calcext:condition calcext:apply-style-name="ConditionalStyle_7" calcext:value="formula-is(COUNTA([.F24])=1)" calcext:base-cell-address=""/>
          </calcext:conditional-format>
          <calcext:conditional-format calcext:target-range-address="Fűtőfilm.G19:Fűtőfilm.G29">
            <calcext:condition calcext:apply-style-name="ConditionalStyle_8" calcext:value="formula-is(AND([.$G19]&lt;&gt;&quot;-&quot;;[.$G19]&gt;[.$H19]))" calcext:base-cell-address=""/>
          </calcext:conditional-format>
          <calcext:conditional-format calcext:target-range-address="Fűtőfilm.F19:Fűtőfilm.F19">
            <calcext:condition calcext:apply-style-name="ConditionalStyle_9" calcext:value="formula-is(COUNTA([.F19])=1)" calcext:base-cell-address=""/>
          </calcext:conditional-format>
          <calcext:conditional-format calcext:target-range-address="Fűtőfilm.F21:Fűtőfilm.F21">
            <calcext:condition calcext:apply-style-name="ConditionalStyle_10" calcext:value="formula-is(COUNTA([.F21])=1)" calcext:base-cell-address=""/>
          </calcext:conditional-format>
          <calcext:conditional-format calcext:target-range-address="Fűtőfilm.C34:Fűtőfilm.C34">
            <calcext:condition calcext:apply-style-name="ConditionalStyle_11" calcext:value="formula-is(COUNTA([.C34])=1)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2" loext:min-decimal-places="2" number:min-integer-digits="1" number:grouping="true"/>
      <number:text> Ft</number:text>
    </number:number-style>
    <number:number-style style:name="N128">
      <number:number number:decimal-places="2" loext:min-decimal-places="2" number:min-integer-digits="1" number:grouping="true"/>
      <number:text> nm</number:text>
    </number:number-style>
    <number:number-style style:name="N129">
      <number:number number:decimal-places="0" loext:min-decimal-places="0" number:min-integer-digits="1" number:grouping="true"/>
      <number:text> Ft</number:text>
    </number:number-style>
    <number:number-style style:name="N130">
      <number:number number:decimal-places="2" loext:min-decimal-places="2" number:min-integer-digits="1" number:grouping="true"/>
      <number:text> kW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able-cell-properties fo:background-color="#ffffff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ffff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ffffff"/>
    </style:style>
    <style:style style:name="ConditionalStyle_5f_10" style:display-name="ConditionalStyle_10" style:family="table-cell" style:parent-style-name="Default">
      <style:table-cell-properties fo:background-color="#ffffff"/>
    </style:style>
    <style:style style:name="ConditionalStyle_5f_11" style:display-name="ConditionalStyle_1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20:08:09.848619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17:44.396551548</meta:creation-date>
    <dc:date>2018-02-20T20:24:20.798783214</dc:date>
    <meta:editing-duration>PT50M46S</meta:editing-duration>
    <meta:editing-cycles>11</meta:editing-cycles>
    <meta:generator>LibreOffice/5.1.6.2$Linux_X86_64 LibreOffice_project/10m0$Build-2</meta:generator>
    <meta:document-statistic meta:table-count="1" meta:cell-count="126" meta:object-count="0"/>
  </office:meta>
</office:document-meta>
</file>